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ál" style:master-page-name="MP0" style:family="paragraph">
      <style:paragraph-properties fo:break-before="page"/>
    </style:style>
  </office:automatic-styles>
  <office:body>
    <office:text text:use-soft-page-breaks="true">
      <text:p text:style-name="P1">Fejlesztői Dokumentáció</text:p>
      <text:p text:style-name="Normál"/>
      <text:p text:style-name="Normál">A BookLibrary névtérben található Program osztály egy egyszerű könyvtárkezelő alkalmazást valósít meg. Az alkalmazás lehetővé teszi új könyvek hozzáadását, könyvek törlését, meglévő könyvek listázását és a könyvek mentését egy szöveges fájlba.</text:p>
      <text:p text:style-name="Normál"/>
      <text:p text:style-name="Normál">Az alkalmazás egy Book struktúrát definiál, amely a könyv címét, szerzőjét, oldalszámát, műfaját és helyét tárolja. Ezeket az adatokat felhasználva lehetőség van új könyvek hozzáadására és meglévő könyvek törlésére és listázására.</text:p>
      <text:p text:style-name="Normál"/>
      <text:p text:style-name="Normál">A könyvek adatait egy szöveges fájlban tároljuk (books.txt), amelyet az alkalmazás betölt a program indításakor, és a kilépéskor elmenti a benne lévő módosításokkal együtt.</text:p>
      <text:p text:style-name="Normál"/>
      <text:p text:style-name="Normál">Az alkalmazás fő funkciói a következők:</text:p>
      <text:p text:style-name="Normál"/>
      <text:p text:style-name="Normál">Új könyv hozzáadása: A felhasználó megadhatja a könyv címét, szerzőjét, oldalszámát, műfaját és helyét.</text:p>
      <text:p text:style-name="Normál">Könyv törlése: A felhasználó kiválaszthatja a törölni kívánt könyvet a listából.</text:p>
      <text:p text:style-name="Normál">Könyvek listázása: Az alkalmazás kilistázza az összes jelenleg rendelkezésre álló könyvet.</text:p>
      <text:p text:style-name="Normál">Kilépés: Az alkalmazás leáll, de előtte elmenti a könyvek adatait a szöveges fájlba.</text:p>
      <text:p text:style-name="Normál">A könyvek listázásánál és törlésénél a felhasználók interaktív menüt használhatnak, amely a konzol ablakban jelenik meg.</text:p>
      <text:p text:style-name="Normál"/>
      <text:p text:style-name="Normál">Az alkalmazás megvalósítja a következő funkciókat:</text:p>
      <text:p text:style-name="Normál"/>
      <text:p text:style-name="Normál">Adatbetöltés szöveges fájlból.</text:p>
      <text:p text:style-name="Normál">Adatmentés szöveges fájlba.</text:p>
      <text:p text:style-name="Normál">Felhasználói interakció a konzolablakon keresztül.</text:p>
      <text:p text:style-name="Normál">A könyvtárkezelő alkalmazás fejlesztéséhez a C# nyelvet és a .NET keretrendszert használtuk.</text:p>
      <text:p text:style-name="Normál"/>
      <text:p text:style-name="Normál">Felhasznált technológiák:</text:p>
      <text:p text:style-name="Normál"/>
      <text:p text:style-name="Normál">C# nyelv</text:p>
      <text:p text:style-name="Normál">.NET keretrendszer (8.0)</text:p>
      <text:soft-page-break/>
      <text:p text:style-name="Normál">Fejlesztő:</text:p>
      <text:p text:style-name="Normál">Glonczi Tamás</text:p>
      <text:p text:style-name="Normál">Kulcsár Dénes</text:p>
      <text:p text:style-name="Normál"/>
      <text:p text:style-name="Normál">Verzió: 1.0</text:p>
      <text:p text:style-name="Normál"/>
      <text:p text:style-name="Normál">Kiadás dátuma: 2024.02.15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365 felhasználó</meta:initial-creator>
    <dc:creator>O365 felhasználó</dc:creator>
    <meta:creation-date>2024-02-21T17:54:00Z</meta:creation-date>
    <dc:date>2024-02-21T18:31:00Z</dc:date>
    <meta:template xlink:href="Normal" xlink:type="simple"/>
    <meta:editing-cycles>1</meta:editing-cycles>
    <meta:editing-duration>PT2220S</meta:editing-duration>
    <meta:document-statistic meta:page-count="2" meta:paragraph-count="3" meta:word-count="202" meta:character-count="1593" meta:row-count="11" meta:non-whitespace-character-count="1394"/>
  </office:meta>
</office:document-meta>
</file>